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text-properties officeooo:paragraph-rsid="00f0e98c"/>
    </style:style>
    <style:style style:name="P2" style:family="paragraph" style:parent-style-name="Footer">
      <style:paragraph-properties fo:text-align="center" style:justify-single-word="false"/>
      <style:text-properties fo:language="fr" fo:country="CH"/>
    </style:style>
    <style:style style:name="P3" style:family="paragraph" style:parent-style-name="Standard">
      <style:paragraph-properties fo:text-align="center" style:justify-single-word="false"/>
      <style:text-properties style:font-name="Liberation Serif" fo:font-size="12pt" fo:language="en" fo:country="US" officeooo:rsid="00054439" officeooo:paragraph-rsid="000e0fde" style:font-size-asian="12pt" style:font-size-complex="12pt"/>
    </style:style>
    <style:style style:name="P4" style:family="paragraph" style:parent-style-name="Standard">
      <style:paragraph-properties fo:text-align="center" style:justify-single-word="false"/>
      <style:text-properties officeooo:paragraph-rsid="03e3592e"/>
    </style:style>
    <style:style style:name="P5" style:family="paragraph" style:parent-style-name="Standard">
      <style:paragraph-properties fo:text-align="center" style:justify-single-word="false"/>
      <style:text-properties officeooo:paragraph-rsid="045367de"/>
    </style:style>
    <style:style style:name="P6" style:family="paragraph" style:parent-style-name="Text_20_body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Liberation Serif" fo:font-size="12pt" fo:language="fr" fo:country="CH" fo:font-style="normal" style:text-underline-style="solid" style:text-underline-width="auto" style:text-underline-color="font-color" fo:font-weight="bold" officeooo:paragraph-rsid="000e0fde" style:text-blinking="false" fo:background-color="transparent" style:font-size-asian="12pt" style:font-size-complex="12pt"/>
    </style:style>
    <style:style style:name="P7" style:family="paragraph" style:parent-style-name="Text_20_body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Liberation Serif" fo:font-size="12pt" fo:language="fr" fo:country="CH" fo:font-style="normal" style:text-underline-style="solid" style:text-underline-width="auto" style:text-underline-color="font-color" fo:font-weight="bold" officeooo:paragraph-rsid="039b775f" style:text-blinking="false" fo:background-color="transparent" style:font-size-asian="12pt" style:font-size-complex="12pt"/>
    </style:style>
    <style:style style:name="P8" style:family="paragraph" style:parent-style-name="Text_20_body">
      <style:paragraph-properties fo:margin-top="0cm" fo:margin-bottom="0cm" loext:contextual-spacing="false" fo:line-height="138%" fo:text-align="start" style:justify-single-word="false" style:writing-mode="lr-tb"/>
      <style:text-properties fo:font-variant="normal" fo:text-transform="none" fo:color="#343a40" style:font-name="Liberation Serif" fo:font-size="12pt" fo:letter-spacing="normal" fo:language="en" fo:country="GB" fo:font-style="normal" fo:font-weight="normal" officeooo:rsid="0418867c" officeooo:paragraph-rsid="039b775f" style:font-size-asian="12pt" style:font-style-asian="normal" style:font-size-complex="12pt" style:font-style-complex="normal"/>
    </style:style>
    <style:style style:name="P9" style:family="paragraph" style:parent-style-name="Text_20_body">
      <style:paragraph-properties fo:margin-top="0cm" fo:margin-bottom="0cm" loext:contextual-spacing="false" fo:line-height="138%" fo:text-align="start" style:justify-single-word="false" style:writing-mode="lr-tb"/>
      <style:text-properties fo:font-variant="normal" fo:text-transform="none" fo:color="#343a40" style:font-name="Liberation Serif" fo:font-size="12pt" fo:letter-spacing="normal" fo:language="en" fo:country="GB" fo:font-style="normal" fo:font-weight="normal" officeooo:rsid="0418867c" officeooo:paragraph-rsid="053d4cd4" style:font-size-asian="12pt" style:font-style-asian="normal" style:font-size-complex="12pt" style:font-style-complex="normal"/>
    </style:style>
    <style:style style:name="P10" style:family="paragraph" style:parent-style-name="Text_20_body">
      <style:paragraph-properties fo:margin-top="0cm" fo:margin-bottom="0cm" loext:contextual-spacing="false" fo:line-height="138%" fo:text-align="start" style:justify-single-word="false" style:writing-mode="lr-tb"/>
      <style:text-properties fo:font-variant="normal" fo:text-transform="none" fo:color="#343a40" style:font-name="Liberation Serif" fo:font-size="12pt" fo:letter-spacing="normal" fo:language="en" fo:country="GB" fo:font-style="normal" fo:font-weight="normal" officeooo:rsid="0594549b" officeooo:paragraph-rsid="0594549b" style:font-name-asian="NSimSun" style:font-size-asian="12pt" style:font-style-asian="normal" style:font-weight-asian="normal" style:font-name-complex="Arial1" style:font-size-complex="12pt" style:font-style-complex="normal" style:font-weight-complex="normal"/>
    </style:style>
    <style:style style:name="P11" style:family="paragraph" style:parent-style-name="Text_20_body">
      <style:paragraph-properties fo:margin-top="0cm" fo:margin-bottom="0cm" loext:contextual-spacing="false" fo:line-height="138%" fo:text-align="start" style:justify-single-word="false" style:writing-mode="lr-tb"/>
      <style:text-properties fo:font-variant="normal" fo:text-transform="none" fo:color="#343a40" style:font-name="Liberation Serif" fo:font-size="12pt" fo:letter-spacing="normal" fo:language="en" fo:country="GB" fo:font-style="normal" fo:font-weight="normal" officeooo:rsid="0594549b" officeooo:paragraph-rsid="05c65666" style:font-name-asian="NSimSun" style:font-size-asian="12pt" style:font-style-asian="normal" style:font-weight-asian="normal" style:font-name-complex="Arial1" style:font-size-complex="12pt" style:font-style-complex="normal" style:font-weight-complex="normal"/>
    </style:style>
    <style:style style:name="P12" style:family="paragraph" style:parent-style-name="Text_20_body">
      <style:paragraph-properties fo:margin-top="0cm" fo:margin-bottom="0cm" loext:contextual-spacing="false" fo:line-height="138%" fo:text-align="start" style:justify-single-word="false" style:writing-mode="lr-tb"/>
      <style:text-properties fo:font-variant="normal" fo:text-transform="none" fo:color="#343a40" style:font-name="Liberation Serif" fo:font-size="12pt" fo:letter-spacing="normal" fo:language="en" fo:country="GB" fo:font-style="normal" fo:font-weight="normal" officeooo:rsid="059dd088" officeooo:paragraph-rsid="059dd088" style:font-name-asian="NSimSun" style:font-size-asian="12pt" style:font-style-asian="normal" style:font-weight-asian="normal" style:font-name-complex="Arial1" style:font-size-complex="12pt" style:font-style-complex="normal" style:font-weight-complex="normal"/>
    </style:style>
    <style:style style:name="P13" style:family="paragraph" style:parent-style-name="Text_20_body">
      <style:paragraph-properties fo:margin-top="0cm" fo:margin-bottom="0cm" loext:contextual-spacing="false" fo:line-height="138%" fo:text-align="start" style:justify-single-word="false" style:writing-mode="lr-tb"/>
      <style:text-properties fo:font-variant="normal" fo:text-transform="none" fo:color="#343a40" style:font-name="Liberation Serif" fo:font-size="12pt" fo:letter-spacing="normal" fo:language="en" fo:country="GB" fo:font-style="normal" fo:font-weight="normal" officeooo:rsid="05821d6a" officeooo:paragraph-rsid="05c27cb6" style:font-name-asian="NSimSun" style:font-size-asian="12pt" style:font-style-asian="normal" style:font-weight-asian="normal" style:font-name-complex="Arial1" style:font-size-complex="12pt" style:font-style-complex="normal" style:font-weight-complex="normal"/>
    </style:style>
    <style:style style:name="P14" style:family="paragraph" style:parent-style-name="Text_20_body">
      <style:paragraph-properties fo:margin-top="0cm" fo:margin-bottom="0cm" loext:contextual-spacing="false" fo:line-height="138%" fo:text-align="start" style:justify-single-word="false" style:writing-mode="lr-tb"/>
      <style:text-properties fo:font-variant="normal" fo:text-transform="none" fo:color="#343a40" style:font-name="Liberation Serif" fo:font-size="12pt" fo:letter-spacing="normal" fo:language="en" fo:country="GB" fo:font-style="normal" fo:font-weight="normal" officeooo:rsid="05c7ee2c" officeooo:paragraph-rsid="05c7ee2c" style:font-name-asian="NSimSun" style:font-size-asian="12pt" style:font-style-asian="normal" style:font-weight-asian="normal" style:font-name-complex="Arial1" style:font-size-complex="12pt" style:font-style-complex="normal" style:font-weight-complex="normal"/>
    </style:style>
    <style:style style:name="P15" style:family="paragraph" style:parent-style-name="Text_20_body">
      <style:paragraph-properties fo:margin-top="0cm" fo:margin-bottom="0cm" loext:contextual-spacing="false" fo:line-height="138%" fo:text-align="start" style:justify-single-word="false" style:writing-mode="lr-tb"/>
      <style:text-properties fo:font-variant="normal" fo:text-transform="none" fo:color="#343a40" style:font-name="Liberation Serif" fo:font-size="12pt" fo:letter-spacing="normal" fo:language="en" fo:country="GB" fo:font-style="normal" fo:font-weight="normal" officeooo:rsid="057d3e82" officeooo:paragraph-rsid="058b1170" style:font-name-asian="NSimSun" style:font-size-asian="12pt" style:font-style-asian="normal" style:font-weight-asian="normal" style:font-name-complex="Arial1" style:font-size-complex="12pt" style:font-style-complex="normal" style:font-weight-complex="normal"/>
    </style:style>
    <style:style style:name="P16" style:family="paragraph" style:parent-style-name="Text_20_body">
      <style:paragraph-properties fo:margin-top="0cm" fo:margin-bottom="0cm" loext:contextual-spacing="false" fo:line-height="138%" fo:text-align="start" style:justify-single-word="false" style:writing-mode="lr-tb"/>
      <style:text-properties fo:font-variant="normal" fo:text-transform="none" fo:color="#343a40" style:font-name="Liberation Serif" fo:font-size="12pt" fo:letter-spacing="normal" fo:language="en" fo:country="GB" fo:font-style="normal" fo:font-weight="normal" officeooo:rsid="058b1170" officeooo:paragraph-rsid="058b1170" style:font-name-asian="NSimSun" style:font-size-asian="12pt" style:font-style-asian="normal" style:font-weight-asian="normal" style:font-name-complex="Arial1" style:font-size-complex="12pt" style:font-style-complex="normal" style:font-weight-complex="normal"/>
    </style:style>
    <style:style style:name="P17" style:family="paragraph" style:parent-style-name="Text_20_body">
      <style:paragraph-properties fo:margin-top="0cm" fo:margin-bottom="0cm" loext:contextual-spacing="false" fo:line-height="138%" fo:text-align="start" style:justify-single-word="false" style:writing-mode="lr-tb"/>
      <style:text-properties fo:font-variant="normal" fo:text-transform="none" fo:color="#343a40" style:font-name="Liberation Serif" fo:font-size="12pt" fo:letter-spacing="normal" fo:language="en" fo:country="GB" fo:font-style="normal" style:text-underline-style="solid" style:text-underline-width="auto" style:text-underline-color="font-color" fo:font-weight="bold" officeooo:rsid="05d38f4c" officeooo:paragraph-rsid="05d38f4c" style:font-size-asian="12pt" style:font-style-asian="normal" style:font-weight-asian="bold" style:font-size-complex="12pt" style:font-style-complex="normal" style:font-weight-complex="bold"/>
    </style:style>
    <style:style style:name="P18" style:family="paragraph" style:parent-style-name="Text_20_body">
      <style:paragraph-properties fo:margin-top="0cm" fo:margin-bottom="0cm" loext:contextual-spacing="false" fo:line-height="138%" fo:text-align="start" style:justify-single-word="false" style:writing-mode="lr-tb"/>
      <style:text-properties fo:language="en" fo:country="GB" officeooo:paragraph-rsid="058b1170"/>
    </style:style>
    <style:style style:name="P19" style:family="paragraph" style:parent-style-name="Text_20_body">
      <style:paragraph-properties fo:margin-top="0cm" fo:margin-bottom="0cm" loext:contextual-spacing="false" fo:line-height="138%" fo:text-align="start" style:justify-single-word="false" style:writing-mode="lr-tb"/>
      <style:text-properties fo:language="en" fo:country="GB" officeooo:paragraph-rsid="058501c3"/>
    </style:style>
    <style:style style:name="P20" style:family="paragraph" style:parent-style-name="Text_20_body">
      <style:paragraph-properties fo:margin-top="0cm" fo:margin-bottom="0cm" loext:contextual-spacing="false" fo:line-height="138%" fo:text-align="start" style:justify-single-word="false" style:writing-mode="lr-tb"/>
      <style:text-properties fo:language="en" fo:country="GB" officeooo:paragraph-rsid="05c27cb6"/>
    </style:style>
    <style:style style:name="P21" style:family="paragraph" style:parent-style-name="Text_20_body">
      <style:paragraph-properties fo:margin-top="0cm" fo:margin-bottom="0cm" loext:contextual-spacing="false" fo:line-height="138%" fo:text-align="start" style:justify-single-word="false" style:writing-mode="lr-tb"/>
      <style:text-properties fo:language="en" fo:country="GB" officeooo:paragraph-rsid="05c59df9"/>
    </style:style>
    <style:style style:name="P22" style:family="paragraph" style:parent-style-name="Text_20_body">
      <style:paragraph-properties fo:margin-top="0cm" fo:margin-bottom="0cm" loext:contextual-spacing="false" fo:line-height="138%" fo:text-align="start" style:justify-single-word="false" style:writing-mode="lr-tb"/>
      <style:text-properties fo:language="en" fo:country="GB" officeooo:rsid="05ad180f" officeooo:paragraph-rsid="05c27cb6"/>
    </style:style>
    <style:style style:name="P23" style:family="paragraph" style:parent-style-name="Text_20_body">
      <style:paragraph-properties fo:margin-top="0cm" fo:margin-bottom="0cm" loext:contextual-spacing="false" fo:line-height="138%" fo:text-align="start" style:justify-single-word="false" style:writing-mode="lr-tb"/>
      <style:text-properties officeooo:paragraph-rsid="05b97f7f"/>
    </style:style>
    <style:style style:name="P24" style:family="paragraph" style:parent-style-name="Text_20_body">
      <style:paragraph-properties fo:margin-top="0cm" fo:margin-bottom="0cm" loext:contextual-spacing="false" fo:line-height="138%" fo:text-align="start" style:justify-single-word="false" style:writing-mode="lr-tb"/>
      <style:text-properties officeooo:paragraph-rsid="0596f451"/>
    </style:style>
    <style:style style:name="P25" style:family="paragraph" style:parent-style-name="Text_20_body">
      <style:paragraph-properties fo:margin-top="0cm" fo:margin-bottom="0cm" loext:contextual-spacing="false" fo:line-height="138%" fo:text-align="start" style:justify-single-word="false" style:writing-mode="lr-tb"/>
      <style:text-properties officeooo:paragraph-rsid="05c7ee2c"/>
    </style:style>
    <style:style style:name="P26" style:family="paragraph" style:parent-style-name="Text_20_body">
      <style:paragraph-properties fo:margin-top="0cm" fo:margin-bottom="0cm" loext:contextual-spacing="false" fo:line-height="138%" fo:text-align="start" style:justify-single-word="false" style:writing-mode="lr-tb"/>
      <style:text-properties officeooo:paragraph-rsid="05dce322"/>
    </style:style>
    <style:style style:name="P27" style:family="paragraph" style:parent-style-name="Text_20_body">
      <style:paragraph-properties fo:margin-top="0cm" fo:margin-bottom="0cm" loext:contextual-spacing="false" fo:line-height="138%" fo:text-align="start" style:justify-single-word="false" style:writing-mode="lr-tb"/>
      <style:text-properties officeooo:paragraph-rsid="05ddd47f"/>
    </style:style>
    <style:style style:name="P28" style:family="paragraph" style:parent-style-name="Text_20_body">
      <style:paragraph-properties fo:margin-top="0cm" fo:margin-bottom="0cm" loext:contextual-spacing="false" fo:line-height="138%" fo:text-align="start" style:justify-single-word="false" style:writing-mode="lr-tb"/>
      <style:text-properties officeooo:paragraph-rsid="05bb58ce"/>
    </style:style>
    <style:style style:name="P29" style:family="paragraph" style:parent-style-name="Text_20_body">
      <style:paragraph-properties fo:margin-top="0cm" fo:margin-bottom="0cm" loext:contextual-spacing="false" fo:line-height="138%" fo:text-align="start" style:justify-single-word="false" style:writing-mode="lr-tb"/>
      <style:text-properties fo:color="#000000" style:font-name="Liberation Serif" fo:font-size="12pt" fo:language="en" fo:country="GB" fo:font-weight="normal" officeooo:rsid="05ae6477" officeooo:paragraph-rsid="05ad180f" fo:background-color="#fffffe" style:font-size-asian="12pt" style:font-size-complex="12pt"/>
    </style:style>
    <style:style style:name="P30" style:family="paragraph" style:parent-style-name="Text_20_body">
      <style:paragraph-properties fo:margin-top="0cm" fo:margin-bottom="0cm" loext:contextual-spacing="false" fo:line-height="138%" fo:text-align="start" style:justify-single-word="false" style:writing-mode="lr-tb"/>
      <style:text-properties fo:color="#000000" style:font-name="Liberation Serif" fo:font-size="12pt" fo:language="en" fo:country="GB" fo:font-weight="normal" officeooo:rsid="05b31793" officeooo:paragraph-rsid="05b19f35" fo:background-color="#fffffe" style:font-size-asian="12pt" style:font-size-complex="12pt"/>
    </style:style>
    <style:style style:name="P31" style:family="paragraph" style:parent-style-name="Text_20_body">
      <style:paragraph-properties fo:margin-top="0cm" fo:margin-bottom="0cm" loext:contextual-spacing="false" fo:line-height="138%" fo:text-align="start" style:justify-single-word="false" style:writing-mode="lr-tb"/>
      <style:text-properties fo:color="#000000" style:font-name="Liberation Serif" fo:font-size="12pt" fo:language="en" fo:country="GB" fo:font-weight="normal" officeooo:rsid="05b625bc" officeooo:paragraph-rsid="05b625bc" fo:background-color="#fffffe" style:font-size-asian="12pt" style:font-size-complex="12pt"/>
    </style:style>
    <style:style style:name="P32" style:family="paragraph" style:parent-style-name="Text_20_body">
      <style:paragraph-properties fo:margin-top="0cm" fo:margin-bottom="0cm" loext:contextual-spacing="false" fo:line-height="138%" fo:text-align="start" style:justify-single-word="false" style:writing-mode="lr-tb"/>
      <style:text-properties fo:color="#000000" style:font-name="Liberation Serif" fo:font-size="12pt" fo:language="en" fo:country="GB" fo:font-weight="normal" officeooo:rsid="05bc4980" officeooo:paragraph-rsid="05bb58ce" fo:background-color="#fffffe" style:font-size-asian="12pt" style:font-size-complex="12pt"/>
    </style:style>
    <style:style style:name="P33" style:family="paragraph" style:parent-style-name="Text_20_body">
      <style:paragraph-properties fo:margin-top="0cm" fo:margin-bottom="0cm" loext:contextual-spacing="false" fo:line-height="138%" fo:text-align="start" style:justify-single-word="false" style:writing-mode="lr-tb"/>
      <style:text-properties fo:color="#000000" style:font-name="Liberation Serif" fo:font-size="12pt" fo:language="en" fo:country="GB" fo:font-weight="normal" officeooo:rsid="05cc84c8" officeooo:paragraph-rsid="05cc84c8" fo:background-color="#fffffe" style:font-size-asian="12pt" style:font-size-complex="12pt"/>
    </style:style>
    <style:style style:name="P34" style:family="paragraph" style:parent-style-name="Text_20_body">
      <style:paragraph-properties fo:margin-top="0cm" fo:margin-bottom="0cm" loext:contextual-spacing="false" fo:line-height="138%" fo:text-align="start" style:justify-single-word="false" style:writing-mode="lr-tb"/>
      <style:text-properties fo:color="#000000" style:font-name="Liberation Serif" fo:font-size="12pt" fo:language="en" fo:country="GB" fo:font-weight="normal" officeooo:rsid="05cd927a" officeooo:paragraph-rsid="05cc84c8" fo:background-color="#fffffe" style:font-size-asian="12pt" style:font-size-complex="12pt"/>
    </style:style>
    <style:style style:name="P35" style:family="paragraph" style:parent-style-name="Text_20_body">
      <style:paragraph-properties fo:margin-top="0cm" fo:margin-bottom="0cm" loext:contextual-spacing="false" fo:line-height="138%" fo:text-align="start" style:justify-single-word="false" style:writing-mode="lr-tb"/>
      <style:text-properties style:text-underline-style="solid" style:text-underline-width="auto" style:text-underline-color="font-color" fo:font-weight="bold" officeooo:rsid="05d38f4c" officeooo:paragraph-rsid="05d38f4c" style:font-weight-asian="bold" style:font-weight-complex="bold"/>
    </style:style>
    <style:style style:name="P36" style:family="paragraph" style:parent-style-name="Text_20_body">
      <style:paragraph-properties fo:margin-top="0cm" fo:margin-bottom="0cm" loext:contextual-spacing="false" fo:line-height="138%" fo:text-align="start" style:justify-single-word="false" style:writing-mode="lr-tb"/>
      <style:text-properties officeooo:rsid="05ad180f" officeooo:paragraph-rsid="05ad180f"/>
    </style:style>
    <style:style style:name="P37" style:family="paragraph" style:parent-style-name="Text_20_body">
      <style:paragraph-properties fo:margin-top="0cm" fo:margin-bottom="0cm" loext:contextual-spacing="false" fo:line-height="138%" fo:text-align="start" style:justify-single-word="false" style:writing-mode="lr-tb"/>
      <style:text-properties officeooo:rsid="05d9f582" officeooo:paragraph-rsid="05d9f582"/>
    </style:style>
    <style:style style:name="P38" style:family="paragraph" style:parent-style-name="Text_20_body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Liberation Serif" fo:font-size="12pt" fo:language="en" fo:country="US" fo:font-style="normal" style:text-underline-style="solid" style:text-underline-width="auto" style:text-underline-color="font-color" fo:font-weight="bold" officeooo:rsid="00054439" officeooo:paragraph-rsid="000e0fde" style:text-blinking="false" fo:background-color="transparent" style:font-size-asian="12pt" style:font-size-complex="12pt"/>
    </style:style>
    <style:style style:name="P39" style:family="paragraph" style:parent-style-name="Text_20_body">
      <style:paragraph-properties fo:margin-top="0cm" fo:margin-bottom="0cm" loext:contextual-spacing="false" fo:line-height="138%" fo:text-align="start" style:justify-single-word="false" style:writing-mode="lr-tb"/>
      <style:text-properties fo:font-variant="normal" fo:text-transform="none" fo:color="#343a40" style:font-name="Liberation Serif" fo:font-size="12pt" fo:letter-spacing="normal" fo:language="en" fo:country="GB" fo:font-style="normal" fo:font-weight="normal" officeooo:rsid="058bff12" officeooo:paragraph-rsid="05c59df9" style:font-name-asian="NSimSun" style:font-size-asian="12pt" style:font-style-asian="normal" style:font-weight-asian="normal" style:font-name-complex="Arial1" style:font-size-complex="12pt" style:font-style-complex="normal" style:font-weight-complex="normal"/>
    </style:style>
    <style:style style:name="P40" style:family="paragraph" style:parent-style-name="Text_20_body">
      <style:paragraph-properties fo:margin-top="0cm" fo:margin-bottom="0cm" loext:contextual-spacing="false" fo:line-height="138%" fo:text-align="start" style:justify-single-word="false" style:writing-mode="lr-tb"/>
      <style:text-properties fo:color="#000000" style:font-name="Liberation Serif" fo:font-size="12pt" fo:language="en" fo:country="GB" fo:font-weight="normal" officeooo:rsid="05b625bc" officeooo:paragraph-rsid="05b625bc" fo:background-color="#fffffe" style:font-size-asian="12pt" style:font-size-complex="12pt"/>
    </style:style>
    <style:style style:name="P41" style:family="paragraph" style:parent-style-name="Text_20_body">
      <style:paragraph-properties fo:margin-top="0cm" fo:margin-bottom="0cm" loext:contextual-spacing="false" fo:line-height="138%" fo:text-align="start" style:justify-single-word="false" style:writing-mode="lr-tb"/>
      <style:text-properties fo:color="#000000" style:font-name="Liberation Serif" fo:font-size="12pt" fo:language="en" fo:country="GB" fo:font-weight="normal" officeooo:rsid="05b625bc" officeooo:paragraph-rsid="05efc572" fo:background-color="#fffffe" style:font-size-asian="12pt" style:font-size-complex="12pt"/>
    </style:style>
    <style:style style:name="P42" style:family="paragraph" style:parent-style-name="Text_20_body">
      <style:paragraph-properties fo:margin-top="0cm" fo:margin-bottom="0cm" loext:contextual-spacing="false" fo:line-height="138%" fo:text-align="start" style:justify-single-word="false" style:writing-mode="lr-tb"/>
      <style:text-properties officeooo:paragraph-rsid="05ef3d3b"/>
    </style:style>
    <style:style style:name="P43" style:family="paragraph" style:parent-style-name="Text_20_body">
      <style:paragraph-properties fo:margin-top="0cm" fo:margin-bottom="0cm" loext:contextual-spacing="false" fo:line-height="138%" fo:text-align="start" style:justify-single-word="false" style:writing-mode="lr-tb"/>
      <style:text-properties fo:language="en" fo:country="GB" officeooo:rsid="05ad180f" officeooo:paragraph-rsid="05ea8c65"/>
    </style:style>
    <style:style style:name="T1" style:family="text">
      <style:text-properties fo:language="en" fo:country="US" officeooo:rsid="0128a33f"/>
    </style:style>
    <style:style style:name="T2" style:family="text">
      <style:text-properties style:font-name="Arial" fo:font-size="11pt" fo:language="en" fo:country="US" style:text-underline-style="none" fo:font-weight="normal" officeooo:rsid="03e3592e" style:font-size-asian="11pt" style:font-weight-asian="normal" style:font-size-complex="11pt" style:font-weight-complex="normal"/>
    </style:style>
    <style:style style:name="T3" style:family="text">
      <style:text-properties style:font-name="Arial" fo:font-size="11pt" fo:language="en" fo:country="US" style:text-underline-style="none" fo:font-weight="normal" officeooo:rsid="0457468e" style:font-size-asian="11pt" style:font-weight-asian="normal" style:font-size-complex="11pt" style:font-weight-complex="normal"/>
    </style:style>
    <style:style style:name="T4" style:family="text">
      <style:text-properties fo:language="fr" fo:country="CH" officeooo:rsid="0128a33f"/>
    </style:style>
    <style:style style:name="T5" style:family="text">
      <style:text-properties fo:language="fr" fo:country="CH" officeooo:rsid="058eb993"/>
    </style:style>
    <style:style style:name="T6" style:family="text">
      <style:text-properties fo:language="fr" fo:country="CH" officeooo:rsid="045ad84c"/>
    </style:style>
    <style:style style:name="T7" style:family="text">
      <style:text-properties officeooo:rsid="0081c464"/>
    </style:style>
    <style:style style:name="T8" style:family="text">
      <style:text-properties style:font-name="Liberation Serif" fo:font-size="12pt" fo:language="en" fo:country="US" style:text-underline-style="solid" style:text-underline-width="auto" style:text-underline-color="font-color" fo:font-weight="bold" officeooo:rsid="03e3592e" style:font-size-asian="12pt" style:font-weight-asian="bold" style:font-size-complex="12pt" style:font-weight-complex="bold"/>
    </style:style>
    <style:style style:name="T9" style:family="text">
      <style:text-properties style:font-name="Liberation Serif" fo:font-size="12pt" fo:language="en" fo:country="US" style:text-underline-style="solid" style:text-underline-width="auto" style:text-underline-color="font-color" fo:font-weight="bold" officeooo:rsid="0457468e" style:font-size-asian="12pt" style:font-weight-asian="bold" style:font-size-complex="12pt" style:font-weight-complex="bold"/>
    </style:style>
    <style:style style:name="T10" style:family="text">
      <style:text-properties style:font-name="Liberation Serif" fo:font-size="12pt" fo:language="en" fo:country="US" style:text-underline-style="solid" style:text-underline-width="auto" style:text-underline-color="font-color" fo:font-weight="bold" officeooo:rsid="046f8168" style:font-size-asian="12pt" style:font-weight-asian="bold" style:font-size-complex="12pt" style:font-weight-complex="bold"/>
    </style:style>
    <style:style style:name="T11" style:family="text">
      <style:text-properties style:font-name="Liberation Serif" fo:font-size="12pt" fo:language="en" fo:country="US" style:text-underline-style="solid" style:text-underline-width="auto" style:text-underline-color="font-color" fo:font-weight="bold" officeooo:rsid="057d3e82" style:font-size-asian="12pt" style:font-weight-asian="bold" style:font-size-complex="12pt" style:font-weight-complex="bold"/>
    </style:style>
    <style:style style:name="T12" style:family="text">
      <style:text-properties fo:font-variant="normal" fo:text-transform="none" fo:color="#343a40" style:font-name="Liberation Serif" fo:font-size="12pt" fo:letter-spacing="normal" fo:language="en" fo:country="GB" fo:font-style="normal" fo:font-weight="normal" officeooo:rsid="059fbb3a" style:font-name-asian="NSimSun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13" style:family="text">
      <style:text-properties fo:font-variant="normal" fo:text-transform="none" fo:color="#343a40" style:font-name="Liberation Serif" fo:font-size="12pt" fo:letter-spacing="normal" fo:language="en" fo:country="GB" fo:font-style="normal" fo:font-weight="normal" officeooo:rsid="059dd088" style:font-name-asian="NSimSun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14" style:family="text">
      <style:text-properties fo:font-variant="normal" fo:text-transform="none" fo:color="#343a40" style:font-name="Liberation Serif" fo:font-size="12pt" fo:letter-spacing="normal" fo:language="en" fo:country="GB" fo:font-style="normal" fo:font-weight="normal" officeooo:rsid="05c9b3dd" style:font-name-asian="NSimSun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15" style:family="text">
      <style:text-properties fo:font-variant="normal" fo:text-transform="none" fo:color="#343a40" style:font-name="Liberation Serif" fo:font-size="12pt" fo:letter-spacing="normal" fo:language="en" fo:country="GB" fo:font-style="normal" fo:font-weight="normal" officeooo:rsid="0596f451" style:font-name-asian="NSimSun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16" style:family="text">
      <style:text-properties fo:font-variant="normal" fo:text-transform="none" fo:color="#343a40" style:font-name="Liberation Serif" fo:font-size="12pt" fo:letter-spacing="normal" fo:language="en" fo:country="GB" fo:font-style="normal" fo:font-weight="normal" officeooo:rsid="05b31793" style:font-name-asian="NSimSun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17" style:family="text">
      <style:text-properties fo:font-variant="normal" fo:text-transform="none" fo:color="#343a40" style:font-name="Liberation Serif" fo:font-size="12pt" fo:letter-spacing="normal" fo:language="en" fo:country="GB" fo:font-style="normal" fo:font-weight="normal" officeooo:rsid="05c9bcaf" style:font-name-asian="NSimSun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18" style:family="text">
      <style:text-properties fo:font-variant="normal" fo:text-transform="none" fo:color="#343a40" style:font-name="Liberation Serif" fo:font-size="12pt" fo:letter-spacing="normal" fo:language="en" fo:country="GB" fo:font-style="normal" fo:font-weight="normal" officeooo:rsid="05d4f376" style:font-name-asian="NSimSun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19" style:family="text">
      <style:text-properties fo:font-variant="normal" fo:text-transform="none" fo:color="#343a40" style:font-name="Liberation Serif" fo:font-size="12pt" fo:letter-spacing="normal" fo:language="en" fo:country="GB" fo:font-style="normal" fo:font-weight="normal" officeooo:rsid="05ddd47f" style:font-name-asian="NSimSun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20" style:family="text">
      <style:text-properties fo:font-variant="normal" fo:text-transform="none" fo:color="#343a40" style:font-name="Liberation Serif" fo:font-size="12pt" fo:letter-spacing="normal" fo:language="en" fo:country="GB" fo:font-style="normal" fo:font-weight="normal" officeooo:rsid="058bff12" style:font-name-asian="NSimSun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21" style:family="text">
      <style:text-properties fo:font-variant="normal" fo:text-transform="none" fo:color="#343a40" style:font-name="Liberation Serif" fo:font-size="12pt" fo:letter-spacing="normal" fo:language="en" fo:country="GB" fo:font-style="normal" fo:font-weight="normal" officeooo:rsid="0591b01e" style:font-name-asian="NSimSun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22" style:family="text">
      <style:text-properties fo:font-variant="normal" fo:text-transform="none" fo:color="#343a40" style:font-name="Liberation Serif" fo:font-size="12pt" fo:letter-spacing="normal" fo:language="en" fo:country="GB" fo:font-style="normal" fo:font-weight="normal" officeooo:rsid="05dce322" style:font-name-asian="NSimSun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23" style:family="text">
      <style:text-properties fo:font-variant="normal" fo:text-transform="none" fo:color="#343a40" style:font-name="Liberation Serif" fo:font-size="12pt" fo:letter-spacing="normal" fo:language="en" fo:country="GB" fo:font-style="normal" fo:font-weight="normal" officeooo:rsid="059dad9e" fo:background-color="#fffffe" loext:char-shading-value="0" style:font-name-asian="NSimSun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24" style:family="text">
      <style:text-properties fo:font-variant="normal" fo:text-transform="none" fo:color="#343a40" style:font-name="Liberation Serif" fo:font-size="12pt" fo:letter-spacing="normal" fo:language="en" fo:country="GB" fo:font-style="normal" fo:font-weight="normal" officeooo:rsid="05b382bd" fo:background-color="#fffffe" loext:char-shading-value="0" style:font-name-asian="NSimSun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25" style:family="text">
      <style:text-properties fo:font-variant="normal" fo:text-transform="none" fo:color="#343a40" style:font-name="Liberation Serif" fo:font-size="12pt" fo:letter-spacing="normal" fo:font-style="normal" fo:font-weight="normal" officeooo:rsid="057d3e82" style:font-name-asian="NSimSun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26" style:family="text">
      <style:text-properties fo:font-variant="normal" fo:text-transform="none" fo:color="#343a40" style:font-name="Liberation Serif" fo:font-size="12pt" fo:letter-spacing="normal" fo:font-style="normal" fo:font-weight="normal" officeooo:rsid="05891ba7" style:font-name-asian="NSimSun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27" style:family="text">
      <style:text-properties fo:font-variant="normal" fo:text-transform="none" fo:color="#343a40" style:font-name="Liberation Serif" fo:font-size="12pt" fo:letter-spacing="normal" fo:font-style="normal" fo:font-weight="normal" officeooo:rsid="058501c3" style:font-name-asian="NSimSun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28" style:family="text">
      <style:text-properties fo:font-variant="normal" fo:text-transform="none" fo:color="#343a40" style:font-name="Liberation Serif" fo:font-size="12pt" fo:letter-spacing="normal" fo:font-style="normal" fo:font-weight="normal" officeooo:rsid="05871db1" style:font-name-asian="NSimSun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29" style:family="text">
      <style:text-properties fo:font-variant="normal" fo:text-transform="none" fo:color="#343a40" style:font-name="Liberation Serif" fo:font-size="12pt" fo:letter-spacing="normal" fo:font-style="normal" fo:font-weight="normal" officeooo:rsid="058b1170" style:font-name-asian="NSimSun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30" style:family="text">
      <style:text-properties fo:font-variant="normal" fo:text-transform="none" fo:color="#343a40" style:font-name="Liberation Serif" fo:font-size="12pt" fo:letter-spacing="normal" fo:font-style="normal" fo:font-weight="normal" officeooo:rsid="058bff12" style:font-name-asian="NSimSun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31" style:family="text">
      <style:text-properties fo:font-variant="normal" fo:text-transform="none" fo:color="#343a40" style:font-name="Liberation Serif" fo:font-size="12pt" fo:letter-spacing="normal" fo:font-style="normal" fo:font-weight="normal" officeooo:rsid="059041a0" style:font-name-asian="NSimSun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32" style:family="text">
      <style:text-properties fo:font-variant="normal" fo:text-transform="none" fo:color="#343a40" style:font-name="Liberation Serif" fo:font-size="12pt" fo:letter-spacing="normal" fo:font-style="normal" fo:font-weight="normal" officeooo:rsid="05c59df9" style:font-name-asian="NSimSun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33" style:family="text">
      <style:text-properties fo:font-variant="normal" fo:text-transform="none" fo:color="#343a40" style:font-name="Liberation Serif" fo:font-size="12pt" fo:letter-spacing="normal" fo:font-style="normal" fo:font-weight="normal" officeooo:rsid="05821d6a" fo:background-color="#fffffe" loext:char-shading-value="0" style:font-name-asian="NSimSun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34" style:family="text">
      <style:text-properties fo:font-variant="normal" fo:text-transform="none" fo:color="#343a40" style:font-name="Liberation Serif" fo:font-size="12pt" fo:letter-spacing="normal" fo:font-style="normal" fo:font-weight="normal" officeooo:rsid="0597d80b" fo:background-color="#fffffe" loext:char-shading-value="0" style:font-name-asian="NSimSun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35" style:family="text">
      <style:text-properties fo:font-variant="normal" fo:text-transform="none" fo:color="#343a40" style:font-name="Liberation Serif" fo:font-size="12pt" fo:letter-spacing="normal" fo:font-style="normal" fo:font-weight="normal" officeooo:rsid="0583bb94" fo:background-color="#fffffe" loext:char-shading-value="0" style:font-name-asian="NSimSun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36" style:family="text">
      <style:text-properties fo:font-variant="normal" fo:text-transform="none" fo:color="#343a40" style:font-name="Liberation Serif" fo:font-size="12pt" fo:letter-spacing="normal" fo:font-style="normal" fo:font-weight="normal" officeooo:rsid="059a70c7" fo:background-color="#fffffe" loext:char-shading-value="0" style:font-name-asian="NSimSun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37" style:family="text">
      <style:text-properties fo:font-variant="normal" fo:text-transform="none" fo:color="#343a40" style:text-line-through-style="none" style:text-line-through-type="none" style:font-name="Liberation Serif" fo:font-size="12pt" fo:letter-spacing="normal" fo:font-style="normal" style:text-underline-style="none" fo:font-weight="normal" officeooo:rsid="059a70c7" style:text-blinking="false" fo:background-color="#ffffff" loext:char-shading-value="0" style:font-name-asian="NSimSun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38" style:family="text">
      <style:text-properties fo:font-variant="normal" fo:text-transform="none" fo:color="#343a40" style:text-line-through-style="none" style:text-line-through-type="none" style:font-name="Liberation Serif" fo:font-size="12pt" fo:letter-spacing="normal" fo:font-style="normal" style:text-underline-style="none" fo:font-weight="normal" officeooo:rsid="05e7fc90" style:text-blinking="false" fo:background-color="#ffffff" loext:char-shading-value="0" style:font-name-asian="NSimSun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39" style:family="text">
      <style:text-properties fo:font-variant="normal" fo:text-transform="none" fo:color="#343a40" style:text-line-through-style="none" style:text-line-through-type="none" style:font-name="Liberation Serif" fo:font-size="12pt" fo:letter-spacing="normal" fo:font-style="normal" style:text-underline-style="none" fo:font-weight="normal" officeooo:rsid="05ea8c65" style:text-blinking="false" fo:background-color="#ffffff" loext:char-shading-value="0" style:font-name-asian="NSimSun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40" style:family="text">
      <style:text-properties fo:font-variant="normal" fo:text-transform="none" fo:color="#343a40" style:text-line-through-style="none" style:text-line-through-type="none" style:font-name="Liberation Serif" fo:font-size="12pt" fo:letter-spacing="normal" fo:font-style="normal" style:text-underline-style="none" fo:font-weight="normal" officeooo:rsid="059a70c7" style:text-blinking="false" fo:background-color="#fffffe" loext:char-shading-value="0" style:font-name-asian="NSimSun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41" style:family="text">
      <style:text-properties fo:font-variant="normal" fo:text-transform="none" fo:color="#333333" style:font-name="Liberation Serif" fo:font-size="12pt" fo:letter-spacing="normal" fo:language="en" fo:country="GB" fo:font-style="normal" fo:font-weight="normal" officeooo:rsid="059dd088" style:font-name-asian="NSimSun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42" style:family="text">
      <style:text-properties fo:font-variant="normal" fo:text-transform="none" fo:color="#000000" style:font-name="Liberation Serif" fo:font-size="12pt" fo:letter-spacing="normal" fo:language="en" fo:country="GB" fo:font-style="normal" fo:font-weight="normal" officeooo:rsid="05bc4980" fo:background-color="#fffffe" loext:char-shading-value="0" style:font-name-asian="NSimSun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43" style:family="text">
      <style:text-properties fo:font-variant="normal" fo:text-transform="none" fo:color="#000000" style:font-name="Liberation Serif" fo:font-size="12pt" fo:letter-spacing="normal" fo:language="en" fo:country="GB" fo:font-style="normal" fo:font-weight="normal" officeooo:rsid="05bf905c" fo:background-color="#fffffe" loext:char-shading-value="0" style:font-name-asian="NSimSun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44" style:family="text">
      <style:text-properties fo:font-variant="normal" fo:text-transform="none" fo:color="#000000" style:font-name="Liberation Serif" fo:font-size="12pt" fo:letter-spacing="normal" fo:language="en" fo:country="GB" fo:font-style="normal" fo:font-weight="normal" officeooo:rsid="05e1a5d7" fo:background-color="#fffffe" loext:char-shading-value="0" style:font-name-asian="NSimSun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45" style:family="text">
      <style:text-properties fo:font-variant="normal" fo:text-transform="none" fo:color="#000000" style:font-name="Liberation Serif" fo:font-size="12pt" fo:letter-spacing="normal" fo:language="en" fo:country="GB" fo:font-style="normal" fo:font-weight="normal" officeooo:rsid="05e3ba0d" fo:background-color="#fffffe" loext:char-shading-value="0" style:font-name-asian="NSimSun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46" style:family="text">
      <style:text-properties fo:font-variant="normal" fo:text-transform="none" fo:color="#000000" style:font-name="Liberation Serif" fo:font-size="12pt" fo:letter-spacing="normal" fo:language="en" fo:country="GB" fo:font-style="normal" fo:font-weight="normal" officeooo:rsid="05e548d5" fo:background-color="#fffffe" loext:char-shading-value="0" style:font-name-asian="NSimSun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47" style:family="text">
      <style:text-properties fo:font-variant="normal" fo:text-transform="none" fo:color="#000000" style:font-name="Liberation Serif" fo:font-size="12pt" fo:letter-spacing="normal" fo:language="en" fo:country="GB" fo:font-style="normal" fo:font-weight="normal" officeooo:rsid="05ec0c27" fo:background-color="#fffffe" loext:char-shading-value="0" style:font-name-asian="NSimSun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48" style:family="text">
      <style:text-properties fo:font-variant="normal" fo:text-transform="none" fo:color="#000000" style:font-name="Liberation Serif" fo:font-size="12pt" fo:letter-spacing="normal" fo:language="en" fo:country="GB" fo:font-style="normal" fo:font-weight="normal" officeooo:rsid="05ec64f3" fo:background-color="#fffffe" loext:char-shading-value="0" style:font-name-asian="NSimSun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49" style:family="text">
      <style:text-properties fo:font-variant="normal" fo:text-transform="none" fo:color="#000000" style:font-name="Liberation Serif" fo:font-size="12pt" fo:letter-spacing="normal" fo:language="en" fo:country="GB" fo:font-style="normal" fo:font-weight="normal" officeooo:rsid="05edf3a0" fo:background-color="#fffffe" loext:char-shading-value="0" style:font-name-asian="NSimSun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50" style:family="text">
      <style:text-properties fo:font-variant="normal" fo:text-transform="none" fo:color="#000000" style:text-position="super 58%" style:font-name="Liberation Serif" fo:font-size="12pt" fo:letter-spacing="normal" fo:language="en" fo:country="GB" fo:font-style="normal" fo:font-weight="normal" officeooo:rsid="05bf905c" fo:background-color="#fffffe" loext:char-shading-value="0" style:font-name-asian="NSimSun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51" style:family="text">
      <style:text-properties fo:font-variant="normal" fo:text-transform="none" fo:color="#000000" style:text-position="super 58%" style:font-name="Liberation Serif" fo:font-size="12pt" fo:letter-spacing="normal" fo:language="en" fo:country="GB" fo:font-style="normal" fo:font-weight="normal" officeooo:rsid="05e1a5d7" fo:background-color="#fffffe" loext:char-shading-value="0" style:font-name-asian="NSimSun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52" style:family="text">
      <style:text-properties fo:font-variant="normal" fo:text-transform="none" fo:letter-spacing="normal" fo:font-style="normal" officeooo:rsid="05e548d5" style:font-name-asian="NSimSun" style:font-style-asian="normal" style:font-weight-asian="normal" style:font-name-complex="Arial1" style:font-style-complex="normal" style:font-weight-complex="normal"/>
    </style:style>
    <style:style style:name="T53" style:family="text">
      <style:text-properties fo:font-variant="normal" fo:text-transform="none" fo:letter-spacing="normal" fo:font-style="normal" officeooo:rsid="05ec0c27" style:font-name-asian="NSimSun" style:font-style-asian="normal" style:font-weight-asian="normal" style:font-name-complex="Arial1" style:font-style-complex="normal" style:font-weight-complex="normal"/>
    </style:style>
    <style:style style:name="T54" style:family="text">
      <style:text-properties fo:font-variant="normal" fo:text-transform="none" fo:letter-spacing="normal" fo:font-style="normal" officeooo:rsid="05ec64f3" style:font-name-asian="NSimSun" style:font-style-asian="normal" style:font-weight-asian="normal" style:font-name-complex="Arial1" style:font-style-complex="normal" style:font-weight-complex="normal"/>
    </style:style>
    <style:style style:name="T55" style:family="text">
      <style:text-properties fo:color="#000000" style:font-name="Liberation Serif" fo:font-size="12pt" fo:language="en" fo:country="GB" fo:font-weight="normal" fo:background-color="#fffffe" loext:char-shading-value="0" style:font-size-asian="12pt" style:font-size-complex="12pt"/>
    </style:style>
    <style:style style:name="T56" style:family="text">
      <style:text-properties fo:color="#000000" style:font-name="Liberation Serif" fo:font-size="12pt" fo:language="en" fo:country="GB" fo:font-weight="normal" officeooo:rsid="05a0508a" fo:background-color="#fffffe" loext:char-shading-value="0" style:font-size-asian="12pt" style:font-size-complex="12pt"/>
    </style:style>
    <style:style style:name="T57" style:family="text">
      <style:text-properties fo:color="#000000" style:font-name="Liberation Serif" fo:font-size="12pt" fo:language="en" fo:country="GB" fo:font-weight="normal" officeooo:rsid="05a166f4" fo:background-color="#fffffe" loext:char-shading-value="0" style:font-size-asian="12pt" style:font-size-complex="12pt"/>
    </style:style>
    <style:style style:name="T58" style:family="text">
      <style:text-properties fo:color="#000000" style:font-name="Liberation Serif" fo:font-size="12pt" fo:language="en" fo:country="GB" fo:font-weight="normal" officeooo:rsid="05a4dbe4" fo:background-color="#fffffe" loext:char-shading-value="0" style:font-size-asian="12pt" style:font-size-complex="12pt"/>
    </style:style>
    <style:style style:name="T59" style:family="text">
      <style:text-properties fo:color="#000000" style:font-name="Liberation Serif" fo:font-size="12pt" fo:language="en" fo:country="GB" fo:font-weight="normal" officeooo:rsid="05a92b72" fo:background-color="#fffffe" loext:char-shading-value="0" style:font-size-asian="12pt" style:font-size-complex="12pt"/>
    </style:style>
    <style:style style:name="T60" style:family="text">
      <style:text-properties fo:color="#000000" style:font-name="Liberation Serif" fo:font-size="12pt" fo:language="en" fo:country="GB" fo:font-weight="normal" officeooo:rsid="05aad086" fo:background-color="#fffffe" loext:char-shading-value="0" style:font-size-asian="12pt" style:font-size-complex="12pt"/>
    </style:style>
    <style:style style:name="T61" style:family="text">
      <style:text-properties fo:color="#000000" style:font-name="Liberation Serif" fo:font-size="12pt" fo:language="en" fo:country="GB" fo:font-weight="normal" officeooo:rsid="05ae6477" fo:background-color="#fffffe" loext:char-shading-value="0" style:font-size-asian="12pt" style:font-size-complex="12pt"/>
    </style:style>
    <style:style style:name="T62" style:family="text">
      <style:text-properties fo:color="#000000" style:font-name="Liberation Serif" fo:font-size="12pt" fo:language="en" fo:country="GB" fo:font-weight="normal" officeooo:rsid="05b31793" fo:background-color="#fffffe" loext:char-shading-value="0" style:font-size-asian="12pt" style:font-size-complex="12pt"/>
    </style:style>
    <style:style style:name="T63" style:family="text">
      <style:text-properties fo:color="#000000" style:font-name="Liberation Serif" fo:font-size="12pt" fo:language="en" fo:country="GB" fo:font-weight="normal" officeooo:rsid="05b19f35" fo:background-color="#fffffe" loext:char-shading-value="0" style:font-size-asian="12pt" style:font-size-complex="12pt"/>
    </style:style>
    <style:style style:name="T64" style:family="text">
      <style:text-properties fo:color="#000000" style:font-name="Liberation Serif" fo:font-size="12pt" fo:language="en" fo:country="GB" fo:font-weight="normal" officeooo:rsid="05b97f7f" fo:background-color="#fffffe" loext:char-shading-value="0" style:font-size-asian="12pt" style:font-size-complex="12pt"/>
    </style:style>
    <style:style style:name="T65" style:family="text">
      <style:text-properties fo:color="#000000" style:font-name="Liberation Serif" fo:font-size="12pt" fo:language="en" fo:country="GB" fo:font-weight="normal" officeooo:rsid="05bb58ce" fo:background-color="#fffffe" loext:char-shading-value="0" style:font-size-asian="12pt" style:font-size-complex="12pt"/>
    </style:style>
    <style:style style:name="T66" style:family="text">
      <style:text-properties fo:color="#000000" style:font-name="Liberation Serif" fo:font-size="12pt" fo:language="en" fo:country="GB" fo:font-weight="normal" officeooo:rsid="05bc4980" fo:background-color="#fffffe" loext:char-shading-value="0" style:font-size-asian="12pt" style:font-size-complex="12pt"/>
    </style:style>
    <style:style style:name="T67" style:family="text">
      <style:text-properties fo:color="#000000" style:font-name="Liberation Serif" fo:font-size="12pt" fo:language="en" fo:country="GB" fo:font-weight="normal" officeooo:rsid="05cb2bc2" fo:background-color="#fffffe" loext:char-shading-value="0" style:font-size-asian="12pt" style:font-size-complex="12pt"/>
    </style:style>
    <style:style style:name="T68" style:family="text">
      <style:text-properties fo:color="#000000" style:font-name="Liberation Serif" fo:font-size="12pt" fo:language="en" fo:country="GB" fo:font-weight="normal" officeooo:rsid="05d6b77c" fo:background-color="#fffffe" loext:char-shading-value="0" style:font-size-asian="12pt" style:font-size-complex="12pt"/>
    </style:style>
    <style:style style:name="T69" style:family="text">
      <style:text-properties fo:color="#000000" style:font-name="Liberation Serif" fo:font-size="12pt" fo:language="en" fo:country="GB" fo:background-color="#fffffe" loext:char-shading-value="0" style:font-size-asian="12pt" style:font-size-complex="12pt"/>
    </style:style>
    <style:style style:name="T70" style:family="text">
      <style:text-properties fo:color="#000000" style:font-name="Liberation Serif" fo:font-size="12pt" fo:language="en" fo:country="GB" officeooo:rsid="05cd927a" fo:background-color="#fffffe" loext:char-shading-value="0" style:font-size-asian="12pt" style:font-size-complex="12pt"/>
    </style:style>
    <style:style style:name="T71" style:family="text">
      <style:text-properties fo:color="#000000" style:font-name="Liberation Serif" fo:font-size="12pt" fo:language="en" fo:country="GB" officeooo:rsid="05d398e1" fo:background-color="#fffffe" loext:char-shading-value="0" style:font-size-asian="12pt" style:font-size-complex="12pt"/>
    </style:style>
    <style:style style:name="T72" style:family="text">
      <style:text-properties officeooo:rsid="05c187cf"/>
    </style:style>
    <style:style style:name="T73" style:family="text">
      <style:text-properties officeooo:rsid="05d2d50b"/>
    </style:style>
    <style:style style:name="T74" style:family="text">
      <style:text-properties officeooo:rsid="05d311f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10">C</text:span><text:span text:style-name="T11">oursework: Participating in a AICrowd challenge</text:span></text:p>
      <text:p text:style-name="P4"><text:span text:style-name="T8">C</text:span><text:span text:style-name="T9">rowdsourcing and AI</text:span></text:p>
      <text:p text:style-name="P3"/>
      <text:p text:style-name="P38"><text:bookmark text:name="docs-internal-guid-bd2ab14d-7fff-5f72-8951-974cbb7cfe7b"/>Michael Mosimann</text:p>
      <text:p text:style-name="P6">Université de Genève</text:p>
      <text:p text:style-name="P6">Faculté des Sciences</text:p>
      <text:p text:style-name="P7">Département d’informatique</text:p>
      <text:p text:style-name="P8"/>
      <text:p text:style-name="P9"/>
      <text:p text:style-name="P17">The code related part:</text:p>
      <text:p text:style-name="P15"/>
      <text:p text:style-name="P19"><text:span text:style-name="T27">So far, i have posted only the baseline as submissions to test the submission process and to see what score i need to improve on. </text:span><text:span text:style-name="T28">I have been working on the code and looking around the web to have some ideas, and test some codes to see how it might improve the AI.</text:span></text:p>
      <text:p text:style-name="P18"><text:span text:style-name="T28">I </text:span><text:span text:style-name="T29">had some problems with installing some libraries, and had some memory problems as the program took a lot of memory.</text:span></text:p>
      <text:p text:style-name="P11"><text:span text:style-name="T29">I had some ram memory problems </text:span><text:span text:style-name="T72">on my machine</text:span><text:span text:style-name="T29">, and executing the code with Colab, seems to </text:span><text:span text:style-name="T72">make the program</text:span><text:span text:style-name="T29"> work.</text:span></text:p>
      <text:p text:style-name="P16"/>
      <text:p text:style-name="P21"><text:span text:style-name="T30">I have tried to w</text:span><text:span text:style-name="T31">ork on</text:span><text:span text:style-name="T30"> smoke elimination, but also tried to do the speed detection</text:span><text:span text:style-name="T29">, </text:span><text:span text:style-name="T30">as I have been stuck </text:span><text:span text:style-name="T32">on </text:span><text:span text:style-name="T30">smoke elimination and haven’t made any result worth submitting. </text:span></text:p>
      <text:p text:style-name="P39"/>
      <text:p text:style-name="P26"><text:span text:style-name="T20">F</text:span><text:span text:style-name="T21">or the smoke elimination, a generative model seems a </text:span><text:span text:style-name="T19">good idea</text:span><text:span text:style-name="T21"> to r</text:span><text:span text:style-name="T19">estore</text:span><text:span text:style-name="T21"> the images with some smoke into images without any smoke. </text:span><text:span text:style-name="T18">It m</text:span><text:span text:style-name="T19">ight</text:span><text:span text:style-name="T18"> gain a better score than the given baseline, sin</text:span><text:span text:style-name="T22">c</text:span><text:span text:style-name="T18">e the baseline does not change the test images, it returns them unchanged.</text:span></text:p>
      <text:p text:style-name="P27"><text:span text:style-name="T18">T</text:span><text:span text:style-name="T19">he main idea is to train an AI to transform an image with smoke into a clear image, by learning to associate a smoke image to the same image without the smoke, and trying to generate a clear image from an image with smoke.</text:span></text:p>
      <text:p text:style-name="P10"/>
      <text:p text:style-name="P24"><text:span text:style-name="T14">For the speed detection challenge. I tried to grayscale and it seems that </text:span><text:span text:style-name="T17">gr</text:span><text:span text:style-name="T15">ayscaling doe</text:span><text:span text:style-name="T14">s not</text:span><text:span text:style-name="T15"> improve </text:span><text:span text:style-name="T14">the score</text:span><text:span text:style-name="T15">, but worsen</text:span><text:span text:style-name="T14">s</text:span><text:span text:style-name="T15"> i</text:span><text:span text:style-name="T14">t</text:span><text:span text:style-name="T16">.</text:span></text:p>
      <text:p text:style-name="P12"/>
      <text:p text:style-name="P14">I have tried to use difference models to see if it impacts the performance of the training and might help improve the score.</text:p>
      <text:p text:style-name="P25"><text:span text:style-name="T12">The </text:span><text:span text:style-name="T41">squeezenet1_1</text:span><text:span text:style-name="T13"> </text:span><text:span text:style-name="T12">gives very bad results for the speed recognition, whereas the </text:span><text:span text:style-name="T55">resnet1</text:span><text:span text:style-name="T56">8 </text:span><text:span text:style-name="T57">improves the score a lot. </text:span></text:p>
      <text:p text:style-name="P25"><text:soft-page-break/><text:span text:style-name="T58">It shows how s</text:span><text:span text:style-name="T59">ome</text:span><text:span text:style-name="T58"> model</text:span><text:span text:style-name="T59">s</text:span><text:span text:style-name="T58"> can s</text:span><text:span text:style-name="T60">olve more efficiently</text:span><text:span text:style-name="T59"> some problems c</text:span><text:span text:style-name="T60">ompared to</text:span><text:span text:style-name="T59"> others </text:span><text:span text:style-name="T60">models</text:span><text:span text:style-name="T59">, whereas with another problem, the same model could do poorly</text:span><text:span text:style-name="T58">.</text:span></text:p>
      <text:p text:style-name="P36"><text:span text:style-name="T58">T</text:span><text:span text:style-name="T55">he resnet34 improves a little bit the score, but the major downside is that it’s take a lot of time to train/compute it, </text:span><text:span text:style-name="T61">due to the complexity of the model.</text:span></text:p>
      <text:p text:style-name="P37"><text:span text:style-name="T61">S</text:span><text:span text:style-name="T55">o the choice of the models depends on the improving the score while having an acceptable training time, not to long.</text:span></text:p>
      <text:p text:style-name="P29"/>
      <text:p text:style-name="P33">I look most of the time for online information, while trying some parts of code and trying to understand how it works, in order to see if I can use it to improve the program and have a better score. </text:p>
      <text:p text:style-name="P34"/>
      <text:p text:style-name="P35"><text:span text:style-name="T70">O</text:span><text:span text:style-name="T69">bservations on the participants of the A</text:span><text:span text:style-name="T71">I</text:span><text:span text:style-name="T69">crowd.</text:span></text:p>
      <text:p text:style-name="P33"/>
      <text:p text:style-name="P20"><text:span text:style-name="T25">A</text:span><text:span text:style-name="T26">t</text:span><text:span text:style-name="T25"> the </text:span><text:span text:style-name="T26">beginnings</text:span><text:span text:style-name="T25">, </text:span><text:span text:style-name="T26">there was</text:span><text:span text:style-name="T25"> not much discussion </text:span><text:span text:style-name="T26">between participants</text:span><text:span text:style-name="T25"> in the discussion tab</text:span><text:span text:style-name="T26">s of the AI Blitz challenges</text:span><text:span text:style-name="T25">. </text:span><text:span text:style-name="T26">It was mostly bug reports, like </text:span><text:span text:style-name="T25">about submission limits.</text:span></text:p>
      <text:p text:style-name="P13"/>
      <text:p text:style-name="P43"><text:span text:style-name="T33">So far, it seems that the participants aren’t discussing with each others, only one has giving some h</text:span><text:span text:style-name="T34">elp</text:span><text:span text:style-name="T33"> to possibly improve the score, </text:span><text:span text:style-name="T35">at this point of writing(14.05.2021)</text:span><text:span text:style-name="T33">. </text:span><text:span text:style-name="T34">The hint is to sort by index, as the resulting file isn’t sorted, and it has improved the score of the file. </text:span><text:span text:style-name="T36">The user is called V</text:span><text:span text:style-name="T37">ictorkras2008, </text:span><text:span text:style-name="T38">and here is the page: </text:span><text:a xlink:type="simple" xlink:href="https://discourse.aicrowd.com/t/you-can-improve-your-results-if/5627" text:style-name="Internet_20_link" text:visited-style-name="Visited_20_Internet_20_Link">https://discourse.aicrowd.com/t/you-can-improve-your-results-if/5627</text:a><text:span text:style-name="T38"> </text:span><text:span text:style-name="T37">. </text:span><text:span text:style-name="T39">For this challenge, </text:span><text:span text:style-name="T40">V</text:span><text:span text:style-name="T37">ictorkras2008 </text:span><text:span text:style-name="T39">has been the most active in the discussions.</text:span></text:p>
      <text:p text:style-name="P22"><text:span text:style-name="T37"/></text:p>
      <text:p text:style-name="P23"><text:span text:style-name="T61">L</text:span><text:span text:style-name="T63">ooking at the leaderboard, it’s interesting to note that the p</text:span><text:span text:style-name="T68">eople</text:span><text:span text:style-name="T63"> holding the t</text:span><text:span text:style-name="T68">op</text:span><text:span text:style-name="T63"> place</text:span><text:span text:style-name="T68">s</text:span><text:span text:style-name="T63">, hold the first place on most of all the challenges in the blitz, a</text:span><text:span text:style-name="T68">nd in the case they don’t hold the first place, they remain in the top of the leaderboard</text:span><text:span text:style-name="T63">.</text:span></text:p>
      <text:p text:style-name="P23"><text:span text:style-name="T63"><text:s/></text:span><text:span text:style-name="T62">It does shows that it attracts some good AI programmers, </text:span><text:span text:style-name="T64">as t</text:span><text:span text:style-name="T23">he participants are really good at improving the score.</text:span></text:p>
      <text:p text:style-name="P23"><text:span text:style-name="T23"><text:s/></text:span><text:span text:style-name="T24">With these observations, it leads me to think that most participants are more in a competitive state than a helpful mindset, which the cause might be to win the reward. </text:span></text:p>
      <text:p text:style-name="P30"/>
      <text:p text:style-name="P31">I checked the AIcrowd discord to see if the participants used this to help each other. For this challenge, the AIBlitz room was used to complain about the baseline<text:span text:style-name="T73">(the F1 Team Classification)</text:span> giving a perfect score for the first challenge, and so far, it seems the participant doesn’t help each other for this <text:span text:style-name="T74">Blitz challenge on Discord</text:span>, although the discussions in the some of the other rooms show that the participants do chat with each others.</text:p>
      <text:p text:style-name="P41"><text:soft-page-break/><text:span text:style-name="T52">The other challenges may be more active, and more interesting for </text:span><text:span text:style-name="T53">the others participants,</text:span><text:span text:style-name="T54"> as they may yield different rewards and challenges to work on.</text:span></text:p>
      <text:p text:style-name="P31"/>
      <text:p text:style-name="P28"><text:span text:style-name="T65">The participants of A</text:span><text:span text:style-name="T67">I</text:span><text:span text:style-name="T65">crowd can use the </text:span><text:a xlink:type="simple" xlink:href="https://discourse.aicrowd.com/" text:style-name="Internet_20_link" text:visited-style-name="Visited_20_Internet_20_Link">https://discourse.aicrowd.com/</text:a><text:span text:style-name="T65"> page or discord to chat, </text:span><text:a xlink:type="simple" xlink:href="https://discord.com/invite/5Q7Tfww3tk" text:style-name="Internet_20_link" text:visited-style-name="Visited_20_Internet_20_Link">https://discord.com/invite/5Q7Tfww3tk</text:a><text:span text:style-name="T65"> , either with the other participants or staff members. </text:span><text:span text:style-name="T66">About 1411 members on Discord.</text:span></text:p>
      <text:p text:style-name="P32"/>
      <text:p text:style-name="P42"><text:span text:style-name="T42">At this time of writing this line, (16.05.2021), there is 123 participants and 12 teams. </text:span><text:span text:style-name="T43">On th</text:span><text:span text:style-name="T44">e</text:span><text:span text:style-name="T43"> 19</text:span><text:span text:style-name="T50">th</text:span><text:span text:style-name="T43"> of may, there is 144 participants and 13 teams. </text:span><text:span text:style-name="T44">On the 20</text:span><text:span text:style-name="T51">th</text:span><text:span text:style-name="T44"> of may, </text:span><text:span text:style-name="T45">at 10:49 am</text:span><text:span text:style-name="T44">, there is 1</text:span><text:span text:style-name="T45">50</text:span><text:span text:style-name="T44"> participants and 14 teams, </text:span><text:span text:style-name="T45">and no new discussion and notebooks in the blitz page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CH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fr" fo:country="CH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text-align="start" style:justify-single-word="false" style:writing-mode="lr-tb"/>
      <style:text-properties style:font-name="Liberation Serif" fo:font-family="'Liberation Serif'" style:font-family-generic="roman" style:font-pitch="variable" fo:font-size="12pt" officeooo:rsid="00000000" style:font-size-asian="10.5pt" style:font-size-complex="12pt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paragraph-rsid="00f0e98c"/>
    </style:style>
    <style:style style:name="MP2" style:family="paragraph" style:parent-style-name="Footer">
      <style:paragraph-properties fo:text-align="center" style:justify-single-word="false"/>
      <style:text-properties fo:language="fr" fo:country="CH"/>
    </style:style>
    <style:style style:name="MT1" style:family="text">
      <style:text-properties fo:language="en" fo:country="US" officeooo:rsid="0128a33f"/>
    </style:style>
    <style:style style:name="MT2" style:family="text">
      <style:text-properties style:font-name="Arial" fo:font-size="11pt" fo:language="en" fo:country="US" style:text-underline-style="none" fo:font-weight="normal" officeooo:rsid="03e3592e" style:font-size-asian="11pt" style:font-weight-asian="normal" style:font-size-complex="11pt" style:font-weight-complex="normal"/>
    </style:style>
    <style:style style:name="MT3" style:family="text">
      <style:text-properties style:font-name="Arial" fo:font-size="11pt" fo:language="en" fo:country="US" style:text-underline-style="none" fo:font-weight="normal" officeooo:rsid="0457468e" style:font-size-asian="11pt" style:font-weight-asian="normal" style:font-size-complex="11pt" style:font-weight-complex="normal"/>
    </style:style>
    <style:style style:name="MT4" style:family="text">
      <style:text-properties fo:language="fr" fo:country="CH" officeooo:rsid="0128a33f"/>
    </style:style>
    <style:style style:name="MT5" style:family="text">
      <style:text-properties fo:language="fr" fo:country="CH" officeooo:rsid="058eb993"/>
    </style:style>
    <style:style style:name="MT6" style:family="text">
      <style:text-properties fo:language="fr" fo:country="CH" officeooo:rsid="045ad84c"/>
    </style:style>
    <style:style style:name="MT7" style:family="text">
      <style:text-properties officeooo:rsid="0081c464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Michael Mosimann<text:tab/></text:span><text:span text:style-name="MT2">C</text:span><text:span text:style-name="MT3">rowdsourcing and AI</text:span><text:span text:style-name="MT1"><text:tab/></text:span><text:span text:style-name="MT4">M</text:span><text:span text:style-name="MT5">ai</text:span><text:span text:style-name="MT4"> 2</text:span><text:span text:style-name="MT6">021</text:span></text:p>
      </style:header>
      <style:footer>
        <text:p text:style-name="MP2"><text:span text:style-name="MT7">Page </text:span><text:page-number text:select-page="current">1</text:page-number><text:s/><text:span text:style-name="MT7">sur </text:span><text:page-count>3</text:page-count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8-09-28T15:40:00.897000000</meta:creation-date>
    <dc:date>2021-05-20T11:22:08.354000000</dc:date>
    <meta:editing-duration>P3DT2H32M13S</meta:editing-duration>
    <meta:editing-cycles>1153</meta:editing-cycles>
    <meta:generator>LibreOffice/6.3.4.2$Windows_X86_64 LibreOffice_project/60da17e045e08f1793c57c00ba83cdfce946d0aa</meta:generator>
    <meta:document-statistic meta:table-count="0" meta:image-count="0" meta:object-count="0" meta:page-count="3" meta:paragraph-count="32" meta:word-count="815" meta:character-count="4724" meta:non-whitespace-character-count="3935"/>
  </office:meta>
</office:document-meta>
</file>